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3bf8e7" officeooo:paragraph-rsid="003bf8e7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028c6f" officeooo:paragraph-rsid="0004cda4" style:font-size-asian="28pt" style:font-size-complex="28pt"/>
    </style:style>
    <style:style style:name="T1" style:family="text">
      <style:text-properties officeooo:rsid="003cf389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3 - 1<text:span text:style-name="T1">1</text:span><text:span text:style-name="T2">th</text:span> Gen</text:p>
      <text:p text:style-name="P1">ChromeBook</text:p>
      <text:p text:style-name="P2">Battery ✅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0-21T15:56:28.482167300</meta:print-date>
    <dc:date>2025-11-04T09:50:23.601654900</dc:date>
    <meta:editing-duration>P13DT18H5M30S</meta:editing-duration>
    <meta:editing-cycles>5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3" meta:word-count="7" meta:character-count="32" meta:non-whitespace-character-count="28"/>
  </office:meta>
</office:document-meta>
</file>